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42.75pt" style:use-optimal-row-height="false" fo:break-before="auto"/>
    </style:style>
    <style:style style:name="ro6" style:family="table-row">
      <style:table-row-properties style:row-height="94.5pt" style:use-optimal-row-height="false" fo:break-before="auto"/>
    </style:style>
    <style:style style:name="ro7" style:family="table-row">
      <style:table-row-properties style:row-height="32.25pt" style:use-optimal-row-height="false" fo:break-before="auto"/>
    </style:style>
    <style:style style:name="ro8" style:family="table-row">
      <style:table-row-properties style:row-height="49.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33.75pt" style:use-optimal-row-height="false" fo:break-before="auto"/>
    </style:style>
    <style:style style:name="ro13" style:family="table-row">
      <style:table-row-properties style:row-height="33pt" style:use-optimal-row-height="false" fo:break-before="auto"/>
    </style:style>
    <style:style style:name="ro14" style:family="table-row">
      <style:table-row-properties style:row-height="52.5pt" style:use-optimal-row-height="false" fo:break-before="auto"/>
    </style:style>
    <style:style style:name="ro15" style:family="table-row">
      <style:table-row-properties style:row-height="48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3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style-name="ce1"/>
          <table:table-cell table:style-name="ce13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style-name="ce3"/>
          <table:table-cell table:style-name="ce14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style-name="ce3"/>
          <table:table-cell table:style-name="ce14"/>
          <table:table-cell table:style-name="ce5"/>
          <table:table-cell table:number-columns-repeated="16378" table:style-name="ce3"/>
        </table:table-row>
        <table:table-row table:style-name="ro4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15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4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16">
            <text:p>(main) 84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The Deck object deck is declared here.</text:p>
            <text:p>The classes Card, Deck, Player, Hplayer and Cplayer are defined in their respective .h files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16">
            <text:p>(Player.h) 18-2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17">
            <text:p>Player: <text:s text:c="2"/>Player.h</text:p>
            <text:p><text:s text:c="14"/>Player.cpp</text:p>
            <text:p>Cplayer: Cplayer.h</text:p>
            <text:p><text:s text:c="15"/>Cplayer.cpp</text:p>
            <text:p>Hplayer: <text:s/>Hplayer.h</text:p>
            <text:p><text:s text:c="15"/>Hplayer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16">
            <text:p>(Player.h) 52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setHnSz() adds the current hand size to the hndSzs<text:s/></text:p>
            <text:p>vector in one line within the Player.h file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17">
            <text:p>(Card.h) 44,</text:p>
            <text:p>(Deck.cpp) 14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The members of Card are set in it's Constructor.</text:p>
            <text:p>When new cards are added to the deck, their member values are passed to the Constructor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table:style-name="ce16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17">
            <text:p>Declared (main) 86,<text:s/></text:p>
            <text:p>Filled (main 16 &amp; 131)</text:p>
          </table:table-cell>
          <table:table-cell office:value-type="float" office:value="4" table:style-name="ce8">
            <text:p>4</text:p>
          </table:table-cell>
          <table:table-cell office:value-type="string" table:style-name="ce12">
            <text:p>Array of Player pointers holds pointers to derived<text:s/></text:p>
            <text:p>class Cplayer and Hplayer objects</text:p>
          </table:table-cell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17">
            <text:p>(in Project 2 Folder)<text:s/></text:p>
            <text:p>UML.png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table:style-name="ce16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16">
            <text:p>(Card.h) 76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Overloaded &lt;&lt; operator is a friend of ostream class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16">
            <text:p>(Card.h) 36-41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Overloads the = operator</text:p>
          </table:table-cell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17">
            <text:p>&lt;&lt; (Card.h) 76</text:p>
            <text:p>= <text:s text:c="3"/>(Card.h) 3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16">
            <text:p>(Deck.h) 17-19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The Deck class has Card class member variables</text:p>
          </table:table-cell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12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16">
            <text:p>(Player.h) 18-24</text:p>
          </table:table-cell>
          <table:table-cell office:value-type="float" office:value="6" table:style-name="ce8">
            <text:p>6</text:p>
          </table:table-cell>
          <table:table-cell office:value-type="string" table:style-name="ce12">
            <text:p>The protected Player members are accessed by<text:s/></text:p>
            <text:p>derived classes Cplayer and Hplayer.</text:p>
          </table:table-cell>
          <table:table-cell table:number-columns-repeated="16377"/>
        </table:table-row>
        <table:table-row table:style-name="ro13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17">
            <text:p>Player.h, Cplayer.h,</text:p>
            <text:p>and Hplayer.h</text:p>
          </table:table-cell>
          <table:table-cell office:value-type="float" office:value="6" table:style-name="ce8">
            <text:p>6</text:p>
          </table:table-cell>
          <table:table-cell office:value-type="string" table:style-name="ce12">
            <text:p>The Cplayer and Hplayer classes are derived<text:s/></text:p>
            <text:p>from the Player class</text:p>
          </table:table-cell>
          <table:table-cell table:number-columns-repeated="16377"/>
        </table:table-row>
        <table:table-row table:style-name="ro14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17">
            <text:p>(Player.h) 32</text:p>
            <text:p>(Cplayer.h) 26</text:p>
            <text:p>(Hplayer.h) 24</text:p>
          </table:table-cell>
          <table:table-cell office:value-type="float" office:value="6" table:style-name="ce8">
            <text:p>6</text:p>
          </table:table-cell>
          <table:table-cell office:value-type="string" table:style-name="ce12">
            <text:p>The abstract member function getPcrd is overriden<text:s/></text:p>
            <text:p>in the derived classes Cplayer and Hplayer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16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16">
            <text:p>(Hplayer.cpp) 27-36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Exception class BadChc is used for input validation</text:p>
          </table:table-cell>
          <table:table-cell table:number-columns-repeated="16377"/>
        </table:table-row>
        <table:table-row table:style-name="ro4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table:style-name="ce16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1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16">
            <text:p>(Deck.cpp) 82-83</text:p>
          </table:table-cell>
          <table:table-cell office:value-type="float" office:value="6" table:style-name="ce8">
            <text:p>6</text:p>
          </table:table-cell>
          <table:table-cell office:value-type="string" table:style-name="ce12">
            <text:p>STL vector member function are used extensively<text:s/></text:p>
            <text:p>throughout the program. Here, back() and pop_back() are used<text:s/></text:p>
          </table:table-cell>
          <table:table-cell table:number-columns-repeated="16377"/>
        </table:table-row>
        <table:table-row table:style-name="ro4">
          <table:table-cell/>
          <table:table-cell table:number-columns-repeated="2" table:style-name="ce8"/>
          <table:table-cell table:style-name="ce9"/>
          <table:table-cell table:style-name="ce16"/>
          <table:table-cell table:style-name="ce8"/>
          <table:table-cell table:style-name="ce9"/>
          <table:table-cell table:number-columns-repeated="16377"/>
        </table:table-row>
        <table:table-row table:style-name="ro4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16"/>
          <table:table-cell office:value-type="float" office:value="100" table:formula="of:=SUM([.F7:.F32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4">
          <table:table-cell table:number-columns-repeated="16384"/>
        </table:table-row>
        <table:table-row table:number-rows-repeated="19" table:style-name="ro16">
          <table:table-cell table:number-columns-repeated="16384"/>
        </table:table-row>
        <table:table-row table:number-rows-repeated="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CC RCCD</meta:initial-creator>
    <dc:creator>Lynsae moses</dc:creator>
    <meta:creation-date>2017-01-25T10:21:36Z</meta:creation-date>
    <dc:date>2021-06-08T20:30:03Z</dc:date>
    <meta:print-date>2021-06-08T20:26:10Z</meta:print-date>
    <meta:editing-cycles>23</meta:editing-cycles>
    <meta:editing-duration>PT6872S</meta:editing-duration>
  </office:meta>
</office:document-meta>
</file>